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4B249CA79A42C6D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svg:stroke-color="#232629" draw:fill="solid" draw:fill-color="#579d1c" draw:textarea-horizontal-align="center" draw:textarea-vertical-align="middle" draw:shadow="hidden"/>
    </style:style>
    <style:style style:name="gr3" style:family="graphic" style:parent-style-name="objectwithoutfill">
      <style:graphic-properties svg:stroke-color="#3465a4" draw:fill="solid" draw:fill-color="#aecf00" draw:textarea-horizontal-align="center" draw:textarea-vertical-align="middle" draw:shadow="hidden"/>
    </style:style>
    <style:style style:name="gr4" style:family="graphic" style:parent-style-name="standard">
      <style:graphic-properties svg:stroke-color="#3465a4" draw:fill-color="#000000" draw:textarea-horizontal-align="justify" draw:textarea-vertical-align="middle" draw:auto-grow-height="false" fo:min-height="0.25cm" fo:min-width="0cm" draw:shadow="hidden"/>
    </style:style>
    <style:style style:name="gr5" style:family="graphic" style:parent-style-name="standard">
      <style:graphic-properties draw:stroke="none" svg:stroke-color="#000000" draw:fill="none" draw:fill-color="#ffffff" fo:min-height="1.15cm" draw:shadow="hidden"/>
    </style:style>
    <style:style style:name="gr6" style:family="graphic" style:parent-style-name="standard">
      <style:graphic-properties svg:stroke-color="#3465a4" draw:fill-color="#000000" draw:textarea-horizontal-align="justify" draw:textarea-vertical-align="middle" draw:auto-grow-height="false" fo:min-height="0.388cm" fo:min-width="0.138cm" draw:shadow="hidden"/>
    </style:style>
    <style:style style:name="gr7" style:family="graphic" style:parent-style-name="standard">
      <style:graphic-properties draw:stroke="none" svg:stroke-color="#000000" draw:fill="none" draw:fill-color="#ffffff" fo:min-height="1.05cm" draw:shadow="hidden"/>
    </style:style>
    <style:style style:name="gr8" style:family="graphic" style:parent-style-name="objectwithoutfill">
      <style:graphic-properties svg:stroke-color="#232629" draw:marker-end="Arrow" draw:marker-end-width="0.3cm" draw:fill="none" draw:fill-color="#004586" draw:textarea-horizontal-align="center" draw:textarea-vertical-align="middle" draw:shadow="hidden"/>
    </style:style>
    <style:style style:name="gr9" style:family="graphic" style:parent-style-name="standard">
      <style:graphic-properties draw:stroke="none" svg:stroke-color="#000000" draw:fill="none" draw:fill-color="#ffffff" fo:min-height="1.35cm" draw:shadow="hidden"/>
    </style:style>
    <style:style style:name="gr10" style:family="graphic" style:parent-style-name="objectwithoutfill">
      <style:graphic-properties draw:marker-end="Arrow" draw:marker-end-width="0.3cm" draw:fill="none" draw:textarea-horizontal-align="center" draw:textarea-vertical-align="middle"/>
    </style:style>
    <style:style style:name="gr11" style:family="graphic" style:parent-style-name="standard">
      <style:graphic-properties draw:stroke="none" svg:stroke-color="#000000" draw:fill="none" draw:fill-color="#ffffff" fo:min-height="1.75cm"/>
    </style:style>
    <style:style style:name="P1" style:family="paragraph">
      <style:paragraph-properties fo:text-align="center"/>
    </style:style>
    <style:style style:name="P2" style:family="paragraph">
      <loext:graphic-properties draw:fill="solid" draw:fill-color="#579d1c"/>
      <style:paragraph-properties fo:text-align="center"/>
    </style:style>
    <style:style style:name="P3" style:family="paragraph">
      <loext:graphic-properties draw:fill="solid" draw:fill-color="#aecf00"/>
      <style:paragraph-properties fo:text-align="center"/>
    </style:style>
    <style:style style:name="P4" style:family="paragraph">
      <loext:graphic-properties draw:fill-color="#000000"/>
      <style:paragraph-properties fo:text-align="center"/>
    </style:style>
    <style:style style:name="P5" style:family="paragraph">
      <loext:graphic-properties draw:fill="none" draw:fill-color="#ffffff"/>
    </style:style>
    <style:style style:name="P6" style:family="paragraph">
      <loext:graphic-properties draw:fill="none" draw:fill-color="#004586"/>
      <style:paragraph-properties fo:text-align="center"/>
    </style:style>
    <style:style style:name="P7" style:family="paragraph">
      <loext:graphic-properties draw:fill="none"/>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text-style-name="P1" draw:layer="layout" svg:width="9.8cm" svg:height="9.8cm" svg:x="3.4cm" svg:y="5cm" draw:kind="cut" draw:start-angle="6.48" draw:end-angle="6.79">
          <text:p/>
        </draw:circle>
        <draw:path draw:style-name="gr2" draw:text-style-name="P2" draw:layer="layout" svg:width="16.528cm" svg:height="16.303cm" draw:transform="rotate (-3.14159265358979) translate (19.6997922213169cm 18.2995555555555cm)" svg:viewBox="0 0 16529 16304" svg:d="M1033 15781c317-40 631 33 926 133 316 107 619 50 952 132 281 68 561 133 847 106 318-32 610 106 926 79 310-28 618 44 926 53 291 8 582 0 873 0 327 0 653 0 979 0 283 0 565 0 847 0 335 0 672 0 1005 0 354 0 710 45 1059 0 310-41 615-136 899-265 313-144 628-268 900-502 289-250 621-446 899-715 251-243 525-488 635-820 101-305 368-486 397-847 24-301 0-588 80-873 106-386 575-489 687-873 92-318 50-717 424-899 298-145 404-506 397-821-7-326 13-658 106-979 106-366 203-736 291-1111 72-314 226-586 238-899 11-280 105-536 79-821-28-306-47-621 0-926 45-295-2-586 53-873 56-293 97-585 53-873-48-305-187-592-318-873-137-291-334-599-661-714-301-107-576-280-873-397-296-118-570-266-873-371-270-94-537-214-821-238-367-31-699-162-1058-238-309-67-615-116-926-132-337-18-667-94-1005-106s-660-142-1006-106c-289 30-580 1-873 27-280 23-565 3-847 0-291-4-580-3-873-27-315-26-635 0-952 0-308 0-618 0-926 0-282 0-564 0-847 0-291 0-590 6-873 106-278 98-612-146-879-18-299 142-355-71-600 200-219 242-785 1290-900 1600-108 286-12 277-55 573-42 290-25 610 159 873 196 280 282 617 423 926 151 330 260 684 476 979 207 282 371 594 582 873 207 273 304 605 529 873 207 245 288 573 450 847 165 279 337 257 436 556 99 300-33 1394 0 1700 43 410-304 404-500 700-229 345-632 415-994 616-339 188-656 413-953 661-275 228-462 559-529 900-65 330-243 618-264 952-21 309-172 585-159 900 12 308-51 745 370 846l265 106 291 27 212-27z">
          <text:p/>
        </draw:path>
        <draw:path draw:style-name="gr3" draw:text-style-name="P3" draw:layer="layout" svg:width="2.323cm" svg:height="1.826cm" draw:transform="rotate (-3.02866985098576) translate (10.394048384425cm 4.77379730821188cm)" svg:viewBox="0 0 2324 1827" svg:d="M1556 1568c188-28 911 0 542-312-638-539 282-94 223-560-26-211-655-757-543-141 36 198-259-719-586-227-173 259-551-237-844-309-527-129-86 428 7 640 110 251-539 474-303 792 299 404 560-601 704 133 74 376 684 277 830-40l26 3z">
          <text:p/>
        </draw:path>
        <draw:path draw:style-name="gr3" draw:text-style-name="P3" draw:layer="layout" svg:width="2.764cm" svg:height="2.491cm" draw:transform="rotate (-3.02866985098576) translate (7.1067896017472cm 16.0818648256579cm)" svg:viewBox="0 0 2765 2492" svg:d="M1997 2233c187-28 910 0 541-312-637-539 283-94 224-560-26-212-656-757-544-141 36 198-258-719-586-227-172 259-1122-912-1415-984-527-129 59 1114 152 1326 110 251-437 565-201 883 299 404 885-703 1029 31 74 376 683 277 830-40l26 3z">
          <text:p/>
        </draw:path>
        <draw:path draw:style-name="gr3" draw:text-style-name="P3" draw:layer="layout" svg:width="3.129cm" svg:height="2.399cm" draw:transform="rotate (-3.02866985098576) translate (16.4731115990851cm 16.164845941724cm)" svg:viewBox="0 0 3130 2400" svg:d="M2731 1692c187-28 624-162 255-474-638-539-606-56-665-522-26-211-655-757-543-141 36 198-259-719-586-227-173 259-551-237-844-309-527-129-86 428 7 640 111 251-539 474-303 792 299 404 560-601 704 133 75 376 248 1051 394 734z">
          <text:p/>
        </draw:path>
        <draw:path draw:style-name="gr3" draw:text-style-name="P3" draw:layer="layout" svg:width="2.59cm" svg:height="2.713cm" draw:transform="rotate (-3.02866985098576) translate (17.427441384136cm 6.07097520600069cm)" svg:viewBox="0 0 2591 2714" svg:d="M1395 2053c187-28 1072 610 703 298-638-539 528-314 469-781-27-211-328-1547 24-1104-343 364-1052-838-1379-346-173 260-571 1066-864 994-527-129-86 428 7 640 110 251-539 474-303 792 299 404 824-1470 968-737 74 376 420 1147 566 831l-92-575z">
          <text:p/>
        </draw:path>
        <draw:path draw:style-name="gr3" draw:text-style-name="P3" draw:layer="layout" svg:width="3.683cm" svg:height="2.22cm" draw:transform="rotate (-3.02866985098576) translate (10.4273995770686cm 9.9268131168462cm)" svg:viewBox="0 0 3684 2221" svg:d="M1556 1775c188-28 1543 357 1174 45-638-539 1011-834 952-1301-26-211-2016-373-1904 243 36 198-433-1145-760-653-173 259-377 189-670 117-527-129-86 429 7 640 110 251-539 474-303 792 299 404 298-329 442 405 74 375 946 5 1092-311l-37-167z">
          <text:p/>
        </draw:path>
        <draw:custom-shape draw:style-name="gr4" draw:text-style-name="P4" draw:layer="layout" svg:width="0.9cm" svg:height="1cm" svg:x="7cm" svg:y="10.1cm">
          <text:p/>
          <draw:enhanced-geometry svg:viewBox="0 0 21600 21600" draw:glue-points="10800 0 0 10800 10800 21600 21600 10800" draw:text-areas="5400 5400 16200 16200" draw:type="diamond" draw:enhanced-path="M 10800 0 L 21600 10800 10800 21600 0 10800 10800 0 Z N"/>
        </draw:custom-shape>
        <draw:frame draw:style-name="gr5" draw:text-style-name="P5" draw:layer="layout" svg:width="6.6cm" svg:height="1.4cm" svg:x="7.9cm" svg:y="10.1cm">
          <draw:text-box>
            <text:p>i_wood</text:p>
          </draw:text-box>
        </draw:frame>
        <draw:custom-shape draw:style-name="gr6" draw:text-style-name="P4" draw:layer="layout" svg:width="0.9cm" svg:height="0.9cm" svg:x="8.6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4cm" svg:height="1.3cm" svg:x="9.4cm" svg:y="15.6cm">
          <draw:text-box>
            <text:p>f_deer</text:p>
          </draw:text-box>
        </draw:frame>
        <draw:line draw:style-name="gr8" draw:text-style-name="P6" draw:layer="layout" svg:x1="17.5cm" svg:y1="16.1cm" svg:x2="19cm" svg:y2="17.1cm">
          <text:p/>
        </draw:line>
        <draw:frame draw:style-name="gr9" draw:text-style-name="P5" draw:layer="layout" svg:width="4cm" svg:height="1.6cm" svg:x="16.3cm" svg:y="15.6cm">
          <draw:text-box>
            <text:p>cliff</text:p>
          </draw:text-box>
        </draw:frame>
        <draw:line draw:style-name="gr10" draw:text-style-name="P7" draw:layer="layout" svg:x1="13.7cm" svg:y1="9.1cm" svg:x2="16.3cm" svg:y2="9.1cm">
          <text:p/>
        </draw:line>
        <draw:frame draw:style-name="gr11" draw:text-style-name="P5" draw:layer="layout" svg:width="2.8cm" svg:height="2cm" svg:x="11.3cm" svg:y="8.6cm">
          <draw:text-box>
            <text:p>clearing</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17M49S</meta:editing-duration>
    <meta:editing-cycles>5</meta:editing-cycles>
    <meta:generator>LibreOffice/5.3.5.2$Linux_X86_64 LibreOffice_project/30m0$Build-2</meta:generator>
    <dc:date>2019-06-04T16:52:43.135824781</dc:date>
    <meta:document-statistic meta:object-count="15"/>
  </office:meta>
</office:document-meta>
</file>